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08cm" svg:height="2cm" svg:x="0.257cm" svg:y="1.005cm">
          <text:p text:style-name="P1"><text:span text:style-name="T1">Suscepti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cm" svg:height="2cm" svg:x="11.302cm" svg:y="1.005cm">
          <text:p text:style-name="P1"><text:span text:style-name="T1">Infectiv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cm" svg:height="2cm" svg:x="16.742cm" svg:y="1.005cm">
          <text:p text:style-name="P1"><text:span text:style-name="T1">Rem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9.859cm" svg:y1="2.005cm" svg:x2="11.302cm" svg:y2="2.005cm" draw:start-shape="id1" draw:start-glue-point="1" draw:end-shape="id2" draw:end-glue-point="3" svg:d="m9859 2005h1443">
          <text:p/>
        </draw:connector>
        <draw:connector draw:style-name="gr4" draw:text-style-name="P2" draw:layer="layout" draw:type="line" svg:x1="15.302cm" svg:y1="2.005cm" svg:x2="16.742cm" svg:y2="2.005cm" draw:start-shape="id2" draw:start-glue-point="1" draw:end-shape="id3" draw:end-glue-point="3" svg:d="m15302 2005h1440">
          <text:p/>
        </draw:connector>
        <draw:connector draw:style-name="gr4" draw:text-style-name="P2" draw:layer="layout" draw:line-skew="0.245cm" svg:x1="18.742cm" svg:y1="3.005cm" svg:x2="2.297cm" svg:y2="3.005cm" draw:start-shape="id3" draw:start-glue-point="2" draw:end-shape="id4" svg:d="m18742 3005v747h-16445v-747">
          <text:p/>
        </draw:connector>
        <draw:custom-shape draw:style-name="gr5" draw:text-style-name="P1" xml:id="id1" draw:id="id1" draw:layer="layout" svg:width="4.08cm" svg:height="2cm" svg:x="5.779cm" svg:y="1.005cm">
          <text:p text:style-name="P1"><text:span text:style-name="T1">Exp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4.337cm" svg:y1="2.005cm" svg:x2="5.779cm" svg:y2="2.005cm" draw:start-shape="id4" draw:start-glue-point="1" draw:end-shape="id1" draw:end-glue-point="3" svg:d="m4337 2005h14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2T16:27:53</meta:creation-date>
    <dc:date>2011-10-02T17:00:10</dc:date>
    <dc:creator>Alberto Montresor</dc:creator>
    <meta:editing-duration>PT23M3S</meta:editing-duration>
    <meta:editing-cycles>5</meta:editing-cycles>
    <meta:generator>OpenOffice.org/3.3$Unix OpenOffice.org_project/330m20$Build-9567</meta:generator>
    <meta:document-statistic meta:object-count="8"/>
  </office:meta>
</office:document-meta>
</file>